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8: Hands-on Practical Experience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bjectiv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n completion of this session, we hope you will be able to:</text:p>
            <text:list text:style-name="L2">
              <text:list-item>
                <text:p text:style-name="P3">Use common inbuilt network monitoring tools for simple network checks</text:p>
              </text:list-item>
              <text:list-item>
                <text:p text:style-name="P3">Install / use the Wireshark software packet probe on PC and Linux systems</text:p>
              </text:list-item>
              <text:list-item>
                <text:p text:style-name="P3">Install / use a typical more complex monitoring tool on a Linux system.</text:p>
              </text:list-item>
              <text:list-item>
                <text:p text:style-name="P3">Explore the facilities available on a Linux-based self-contained monitoring toolkit.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f you are the facilitator, please tell the group:</text:p>
              <text:p text:style-name="P5"><text:span text:style-name="P0">At the end of session I will ask if we have met the objectives – if not,
we will discuss again.</text:span></text:p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Linux networking primer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Try out the following commands on a Linux command line:</text:p>
            <text:list text:style-name="L2">
              <text:list-item>
                <text:p text:style-name="P3">ip link list</text:p>
              </text:list-item>
              <text:list-item>
                <text:p text:style-name="P3">ip address show</text:p>
              </text:list-item>
              <text:list-item>
                <text:p text:style-name="P3">ip route show</text:p>
              </text:list-item>
              <text:list-item>
                <text:p text:style-name="P3">route –n</text:p>
              </text:list-item>
              <text:list-item>
                <text:p text:style-name="P3">ip neigh show</text:p>
              </text:list-item>
              <text:list-item>
                <text:p text:style-name="P3">ping anotherip –c 5</text:p>
              </text:list-item>
              <text:list-item>
                <text:p text:style-name="P3">ip neigh show</text:p>
              </text:list-item>
              <text:list-item>
                <text:p text:style-name="P3">ip neigh delete anotherip dev eth0</text:p>
              </text:list-item>
              <text:list-item>
                <text:p text:style-name="P3">ip neigh show</text:p>
              </text:list-item>
              <text:list-item>
                <text:p text:style-name="P3">ping 224.0.0.1 –c 5</text:p>
              </text:list-item>
              <text:list-item>
                <text:p text:style-name="P3">nmap -sO 127.0.0.1</text:p>
              </text:list-item>
              <text:list-item>
                <text:p text:style-name="P3">nmap -sS 127.0.0.1</text:p>
              </text:list-item>
              <text:list-item>
                <text:p text:style-name="P3">ping 224.0.0.1 -c 5</text:p>
              </text:list-item>
              <text:list-item>
                <text:p text:style-name="P3">traceroute www.bbc.co.uk</text:p>
              </text:list-item>
              <text:list-item>
                <text:p text:style-name="P3">netstat –I</text:p>
              </text:list-item>
              <text:list-item>
                <text:p text:style-name="P3">netstat –Mn</text:p>
              </text:list-item>
              <text:list-item>
                <text:p text:style-name="P3">netstat -an</text:p>
              </text:list-item>
            </text:list>
            <text:p text:style-name="P3">If in doubt, try the manuals!</text:p>
          </draw:text-box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stall software packages on Linux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nstallation (or watch installation) and usage of the following packages:</text:p>
            <text:list text:style-name="L2">
              <text:list-item/>
              <text:list-item>
                <text:list>
                  <text:list-item>
                    <text:p text:style-name="P3"><text:span text:style-name="P1">Webmin</text:span></text:p>
                  </text:list-item>
                  <text:list-item>
                    <text:list>
                      <text:list-item>
                        <text:p text:style-name="P3">See handout for installation instructions, watch live demo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Ethereal</text:span></text:p>
                  </text:list-item>
                  <text:list-item>
                    <text:list>
                      <text:list-item>
                        <text:p text:style-name="P3">You should try to install package then deinstall using WebMin during
the course (only one person at a time !)</text:p>
                      </text:list-item>
                    </text:list>
                  </text:list-item>
                </text:list>
              </text:list-item>
              <text:list-item/>
              <text:list-item>
                <text:list>
                  <text:list-item>
                    <text:p text:style-name="P3"><text:span text:style-name="P1">Nagios</text:span></text:p>
                  </text:list-item>
                  <text:list-item>
                    <text:list>
                      <text:list-item>
                        <text:p text:style-name="P3">Watch demonstration</text:p>
                      </text:list-item>
                      <text:list-item>
                        <text:p text:style-name="P3">Try using it (see url on board)</text:p>
                      </text:list-item>
                      <text:list-item>
                        <text:p text:style-name="P3">Install yourself when you get back.</text:p>
                      </text:list-item>
                    </text:list>
                  </text:list-item>
                </text:list>
              </text:list-item>
              <text:list-item>
                <text:p text:style-name="P3">MRTG</text:p>
              </text:list-item>
              <text:list-item>
                <text:p text:style-name="P3">Cacti</text:p>
              </text:list-item>
              <text:list-item>
                <text:p text:style-name="P3">Webalizer</text:p>
              </text:list-item>
              <text:list-item>
                <text:p text:style-name="P3">AWStats</text:p>
              </text:list-item>
              <text:list-item>
                <text:p text:style-name="P3">SawMill (if available)</text:p>
              </text:list-item>
            </text:list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ODO: complete instructions, walkthroughs and screenshots for these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